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348" officeooo:paragraph-rsid="001b7348"/>
    </style:style>
    <style:style style:name="P2" style:family="paragraph" style:parent-style-name="Standard">
      <style:text-properties fo:font-size="16pt" fo:font-weight="bold" officeooo:rsid="001b7348" officeooo:paragraph-rsid="001b7348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204ff5" officeooo:paragraph-rsid="00204ff5"/>
    </style:style>
    <style:style style:name="P4" style:family="paragraph" style:parent-style-name="Standard">
      <style:text-properties officeooo:rsid="00204ff5" officeooo:paragraph-rsid="00223880"/>
    </style:style>
    <style:style style:name="P5" style:family="paragraph" style:parent-style-name="Standard">
      <style:text-properties officeooo:rsid="00204ff5" officeooo:paragraph-rsid="002348ec"/>
    </style:style>
    <style:style style:name="P6" style:family="paragraph" style:parent-style-name="Standard">
      <style:text-properties officeooo:rsid="00204ff5" officeooo:paragraph-rsid="002472bc"/>
    </style:style>
    <style:style style:name="P7" style:family="paragraph" style:parent-style-name="Standard">
      <style:text-properties fo:font-weight="normal" officeooo:rsid="0039c41d" officeooo:paragraph-rsid="0039c41d" style:font-weight-asian="normal" style:font-weight-complex="normal"/>
    </style:style>
    <style:style style:name="P8" style:family="paragraph" style:parent-style-name="Standard" style:list-style-name="L1">
      <style:text-properties officeooo:paragraph-rsid="0025d473"/>
    </style:style>
    <style:style style:name="P9" style:family="paragraph" style:parent-style-name="Standard" style:list-style-name="L1">
      <style:text-properties fo:font-weight="bold" officeooo:rsid="00204ff5" officeooo:paragraph-rsid="0025d473" style:font-weight-asian="bold" style:font-weight-complex="bold"/>
    </style:style>
    <style:style style:name="P10" style:family="paragraph" style:parent-style-name="Standard" style:list-style-name="L1">
      <style:text-properties fo:font-weight="bold" officeooo:rsid="00204ff5" officeooo:paragraph-rsid="00204ff5" style:font-weight-asian="bold" style:font-weight-complex="bold"/>
    </style:style>
    <style:style style:name="P11" style:family="paragraph" style:parent-style-name="Standard" style:list-style-name="L1">
      <style:text-properties fo:font-weight="bold" officeooo:rsid="00204ff5" officeooo:paragraph-rsid="00223880" style:font-weight-asian="bold" style:font-weight-complex="bold"/>
    </style:style>
    <style:style style:name="P12" style:family="paragraph" style:parent-style-name="Standard" style:list-style-name="L1">
      <style:text-properties fo:font-weight="bold" officeooo:rsid="00204ff5" officeooo:paragraph-rsid="002348ec" style:font-weight-asian="bold" style:font-weight-complex="bold"/>
    </style:style>
    <style:style style:name="P13" style:family="paragraph" style:parent-style-name="Standard" style:list-style-name="L1">
      <style:text-properties fo:font-weight="bold" officeooo:rsid="00204ff5" officeooo:paragraph-rsid="002472bc" style:font-weight-asian="bold" style:font-weight-complex="bold"/>
    </style:style>
    <style:style style:name="P14" style:family="paragraph" style:parent-style-name="Standard" style:list-style-name="L1">
      <style:text-properties fo:font-weight="bold" officeooo:rsid="00204ff5" officeooo:paragraph-rsid="00579334" style:font-weight-asian="bold" style:font-weight-complex="bold"/>
    </style:style>
    <style:style style:name="P15" style:family="paragraph" style:parent-style-name="Standard" style:list-style-name="L1">
      <style:text-properties fo:font-weight="bold" officeooo:rsid="00204ff5" officeooo:paragraph-rsid="00562a18" style:font-weight-asian="bold" style:font-weight-complex="bold"/>
    </style:style>
    <style:style style:name="P16" style:family="paragraph" style:parent-style-name="Standard" style:list-style-name="L1">
      <style:text-properties fo:font-weight="bold" officeooo:rsid="00263023" officeooo:paragraph-rsid="00204ff5" style:font-weight-asian="bold" style:font-weight-complex="bold"/>
    </style:style>
    <style:style style:name="P17" style:family="paragraph" style:parent-style-name="Standard" style:list-style-name="L1">
      <style:text-properties fo:font-weight="bold" officeooo:rsid="004921a4" officeooo:paragraph-rsid="004921a4" style:font-weight-asian="bold" style:font-weight-complex="bold"/>
    </style:style>
    <style:style style:name="P18" style:family="paragraph" style:parent-style-name="Standard" style:list-style-name="L1">
      <style:text-properties fo:font-weight="bold" officeooo:rsid="004c554d" officeooo:paragraph-rsid="004c554d" style:font-weight-asian="bold" style:font-weight-complex="bold"/>
    </style:style>
    <style:style style:name="P19" style:family="paragraph" style:parent-style-name="Standard" style:list-style-name="L1">
      <style:text-properties fo:font-weight="bold" officeooo:rsid="004f5d70" officeooo:paragraph-rsid="004f5d70" style:font-weight-asian="bold" style:font-weight-complex="bold"/>
    </style:style>
    <style:style style:name="P20" style:family="paragraph" style:parent-style-name="Standard" style:list-style-name="L1">
      <style:text-properties fo:font-weight="bold" officeooo:rsid="004fdc58" officeooo:paragraph-rsid="004fdc58" style:font-weight-asian="bold" style:font-weight-complex="bold"/>
    </style:style>
    <style:style style:name="P21" style:family="paragraph" style:parent-style-name="Standard" style:list-style-name="L1">
      <style:text-properties fo:font-weight="bold" officeooo:rsid="0054cbb7" officeooo:paragraph-rsid="0054cbb7" style:font-weight-asian="bold" style:font-weight-complex="bold"/>
    </style:style>
    <style:style style:name="P22" style:family="paragraph" style:parent-style-name="Standard" style:list-style-name="L1">
      <style:text-properties fo:font-weight="bold" officeooo:rsid="00590069" officeooo:paragraph-rsid="00590069" style:font-weight-asian="bold" style:font-weight-complex="bold"/>
    </style:style>
    <style:style style:name="P23" style:family="paragraph" style:parent-style-name="Standard" style:list-style-name="L1">
      <style:text-properties fo:font-weight="bold" officeooo:rsid="00560dc9" officeooo:paragraph-rsid="00560dc9" style:font-weight-asian="bold" style:font-weight-complex="bold"/>
    </style:style>
    <style:style style:name="P24" style:family="paragraph" style:parent-style-name="Standard" style:list-style-name="L1">
      <style:text-properties fo:font-weight="bold" officeooo:rsid="005fc509" officeooo:paragraph-rsid="005fc509" style:font-weight-asian="bold" style:font-weight-complex="bold"/>
    </style:style>
    <style:style style:name="P25" style:family="paragraph" style:parent-style-name="Standard" style:list-style-name="L1">
      <style:text-properties fo:font-weight="bold" officeooo:rsid="00562a18" officeooo:paragraph-rsid="00562a18" style:font-weight-asian="bold" style:font-weight-complex="bold"/>
    </style:style>
    <style:style style:name="P26" style:family="paragraph" style:parent-style-name="Standard" style:list-style-name="L1">
      <style:text-properties officeooo:rsid="0025d473" officeooo:paragraph-rsid="0025d473"/>
    </style:style>
    <style:style style:name="P27" style:family="paragraph" style:parent-style-name="Standard" style:list-style-name="L1">
      <style:text-properties fo:font-weight="normal" officeooo:rsid="006499bf" officeooo:paragraph-rsid="006fec88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263023" officeooo:paragraph-rsid="00263023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26feac" officeooo:paragraph-rsid="0026feac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2e0577" officeooo:paragraph-rsid="002e0577" style:font-weight-asian="normal" style:font-weight-complex="normal"/>
    </style:style>
    <style:style style:name="P31" style:family="paragraph" style:parent-style-name="Standard" style:list-style-name="L1">
      <style:text-properties fo:font-weight="normal" officeooo:rsid="0031e388" officeooo:paragraph-rsid="0031e388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377946" officeooo:paragraph-rsid="00377946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3a5ede" officeooo:paragraph-rsid="003a5ede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3e1190" officeooo:paragraph-rsid="003e1190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483c4d" officeooo:paragraph-rsid="00483c4d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64dc2e" officeooo:paragraph-rsid="006fec88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64dc2e" officeooo:paragraph-rsid="0070fc64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4921a4" officeooo:paragraph-rsid="004921a4" style:font-weight-asian="normal" style:font-weight-complex="normal"/>
    </style:style>
    <style:style style:name="P39" style:family="paragraph" style:parent-style-name="Standard" style:list-style-name="L1">
      <style:text-properties fo:font-weight="normal" officeooo:rsid="004ab923" officeooo:paragraph-rsid="004ab923" style:font-weight-asian="normal" style:font-weight-complex="normal"/>
    </style:style>
    <style:style style:name="P40" style:family="paragraph" style:parent-style-name="Standard" style:list-style-name="L1">
      <style:text-properties fo:font-weight="normal" officeooo:rsid="004c554d" officeooo:paragraph-rsid="004c554d" style:font-weight-asian="normal" style:font-weight-complex="normal"/>
    </style:style>
    <style:style style:name="P41" style:family="paragraph" style:parent-style-name="Standard" style:list-style-name="L1">
      <style:text-properties fo:font-weight="normal" officeooo:rsid="00204ff5" officeooo:paragraph-rsid="002348ec" style:font-weight-asian="normal" style:font-weight-complex="normal"/>
    </style:style>
    <style:style style:name="P42" style:family="paragraph" style:parent-style-name="Standard" style:list-style-name="L1">
      <style:text-properties fo:font-weight="normal" officeooo:rsid="004d8391" officeooo:paragraph-rsid="004d8391" style:font-weight-asian="normal" style:font-weight-complex="normal"/>
    </style:style>
    <style:style style:name="P43" style:family="paragraph" style:parent-style-name="Standard" style:list-style-name="L1">
      <style:text-properties fo:font-weight="normal" officeooo:rsid="004f5d70" officeooo:paragraph-rsid="004f5d70" style:font-weight-asian="normal" style:font-weight-complex="normal"/>
    </style:style>
    <style:style style:name="P44" style:family="paragraph" style:parent-style-name="Standard" style:list-style-name="L1">
      <style:text-properties fo:font-weight="normal" officeooo:rsid="00657539" officeooo:paragraph-rsid="00657539" style:font-weight-asian="normal" style:font-weight-complex="normal"/>
    </style:style>
    <style:style style:name="P45" style:family="paragraph" style:parent-style-name="Standard" style:list-style-name="L1">
      <style:text-properties fo:font-weight="normal" officeooo:rsid="00657539" officeooo:paragraph-rsid="007164a5" style:font-weight-asian="normal" style:font-weight-complex="normal"/>
    </style:style>
    <style:style style:name="P46" style:family="paragraph" style:parent-style-name="Standard" style:list-style-name="L1">
      <style:text-properties fo:font-weight="normal" officeooo:rsid="00657539" officeooo:paragraph-rsid="0071d50d" style:font-weight-asian="normal" style:font-weight-complex="normal"/>
    </style:style>
    <style:style style:name="P47" style:family="paragraph" style:parent-style-name="Standard" style:list-style-name="L1">
      <style:text-properties fo:font-weight="normal" officeooo:rsid="004fdc58" officeooo:paragraph-rsid="004fdc58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5292e0" officeooo:paragraph-rsid="005292e0" style:font-weight-asian="normal" style:font-weight-complex="normal"/>
    </style:style>
    <style:style style:name="P49" style:family="paragraph" style:parent-style-name="Standard" style:list-style-name="L1">
      <style:text-properties fo:font-weight="normal" officeooo:rsid="0054cbb7" officeooo:paragraph-rsid="0054cbb7" style:font-weight-asian="normal" style:font-weight-complex="normal"/>
    </style:style>
    <style:style style:name="P50" style:family="paragraph" style:parent-style-name="Standard" style:list-style-name="L1">
      <style:text-properties fo:font-weight="normal" officeooo:rsid="00560dc9" officeooo:paragraph-rsid="00560dc9" style:font-weight-asian="normal" style:font-weight-complex="normal"/>
    </style:style>
    <style:style style:name="P51" style:family="paragraph" style:parent-style-name="Standard" style:list-style-name="L1">
      <style:text-properties fo:font-weight="normal" officeooo:rsid="00560dc9" officeooo:paragraph-rsid="007164a5" style:font-weight-asian="normal" style:font-weight-complex="normal"/>
    </style:style>
    <style:style style:name="P52" style:family="paragraph" style:parent-style-name="Standard" style:list-style-name="L1">
      <style:text-properties fo:font-weight="normal" officeooo:rsid="00590069" officeooo:paragraph-rsid="00590069" style:font-weight-asian="normal" style:font-weight-complex="normal"/>
    </style:style>
    <style:style style:name="P53" style:family="paragraph" style:parent-style-name="Standard" style:list-style-name="L1">
      <style:text-properties fo:font-weight="normal" officeooo:rsid="005d557e" officeooo:paragraph-rsid="005d557e" style:font-weight-asian="normal" style:font-weight-complex="normal"/>
    </style:style>
    <style:style style:name="P54" style:family="paragraph" style:parent-style-name="Standard" style:list-style-name="L1">
      <style:text-properties fo:font-weight="normal" officeooo:rsid="005fc509" officeooo:paragraph-rsid="005fc509" style:font-weight-asian="normal" style:font-weight-complex="normal"/>
    </style:style>
    <style:style style:name="P55" style:family="paragraph" style:parent-style-name="Standard" style:list-style-name="L1">
      <style:text-properties fo:font-weight="normal" officeooo:rsid="005fc509" officeooo:paragraph-rsid="00613409" style:font-weight-asian="normal" style:font-weight-complex="normal"/>
    </style:style>
    <style:style style:name="P56" style:family="paragraph" style:parent-style-name="Standard" style:list-style-name="L1">
      <style:text-properties fo:font-weight="normal" officeooo:rsid="005fc509" officeooo:paragraph-rsid="006239b4" style:font-weight-asian="normal" style:font-weight-complex="normal"/>
    </style:style>
    <style:style style:name="P57" style:family="paragraph" style:parent-style-name="Standard" style:list-style-name="L1">
      <style:text-properties fo:font-weight="normal" officeooo:rsid="00613409" officeooo:paragraph-rsid="00613409" style:font-weight-asian="normal" style:font-weight-complex="normal"/>
    </style:style>
    <style:style style:name="P58" style:family="paragraph" style:parent-style-name="Standard" style:list-style-name="L1">
      <style:text-properties fo:font-weight="normal" officeooo:rsid="00613409" officeooo:paragraph-rsid="006239b4" style:font-weight-asian="normal" style:font-weight-complex="normal"/>
    </style:style>
    <style:style style:name="P59" style:family="paragraph" style:parent-style-name="Standard" style:list-style-name="L1">
      <style:text-properties fo:font-weight="normal" officeooo:rsid="00562a18" officeooo:paragraph-rsid="00562a18" style:font-weight-asian="normal" style:font-weight-complex="normal"/>
    </style:style>
    <style:style style:name="P60" style:family="paragraph" style:parent-style-name="Standard" style:list-style-name="L1">
      <style:text-properties fo:font-weight="normal" officeooo:rsid="006fec88" officeooo:paragraph-rsid="006fec88" style:font-weight-asian="normal" style:font-weight-complex="normal"/>
    </style:style>
    <style:style style:name="T1" style:family="text">
      <style:text-properties officeooo:rsid="001c6fd5"/>
    </style:style>
    <style:style style:name="T2" style:family="text">
      <style:text-properties officeooo:rsid="00223880"/>
    </style:style>
    <style:style style:name="T3" style:family="text">
      <style:text-properties officeooo:rsid="002348ec"/>
    </style:style>
    <style:style style:name="T4" style:family="text">
      <style:text-properties officeooo:rsid="002472b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8a3a5"/>
    </style:style>
    <style:style style:name="T7" style:family="text">
      <style:text-properties officeooo:rsid="003a5ede"/>
    </style:style>
    <style:style style:name="T8" style:family="text">
      <style:text-properties officeooo:rsid="003eef5b"/>
    </style:style>
    <style:style style:name="T9" style:family="text">
      <style:text-properties officeooo:rsid="00590069"/>
    </style:style>
    <style:style style:name="T10" style:family="text">
      <style:text-properties officeooo:rsid="005ac7b8"/>
    </style:style>
    <style:style style:name="T11" style:family="text">
      <style:text-properties officeooo:rsid="005c7f77"/>
    </style:style>
    <style:style style:name="T12" style:family="text">
      <style:text-properties officeooo:rsid="00657539"/>
    </style:style>
    <style:style style:name="T13" style:family="text">
      <style:text-properties officeooo:rsid="006c9518"/>
    </style:style>
    <style:style style:name="T14" style:family="text">
      <style:text-properties officeooo:rsid="006fec88"/>
    </style:style>
    <style:style style:name="T15" style:family="text">
      <style:text-properties officeooo:rsid="006242dc"/>
    </style:style>
    <style:style style:name="T16" style:family="text">
      <style:text-properties officeooo:rsid="0070fc64"/>
    </style:style>
    <style:style style:name="T17" style:family="text">
      <style:text-properties officeooo:rsid="007164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ato de <text:span text:style-name="T13">O</text:span>perações</text:p>
      <text:p text:style-name="P1"/>
      <text:p text:style-name="P1"><text:span text:style-name="T5">Alunos:</text:span> Guilherme <text:span text:style-name="T1">Augusto </text:span>Rodrigues Maturana, Renan Guensuke Aoki Sakashita.</text:p>
      <text:p text:style-name="P1"/>
      <text:p text:style-name="P1"/>
      <text:p text:style-name="P3"><text:span text:style-name="T5">Operação: </text:span><text:span text:style-name="T2">procurarCadastro(</text:span><text:span text:style-name="T10">N</text:span><text:span text:style-name="T2">ome)</text:span></text:p>
      <text:p text:style-name="P3"/>
      <text:list xml:id="list1455140844" text:style-name="L1">
        <text:list-item>
          <text:p text:style-name="P9">Parâmetros:</text:p>
          <text:list>
            <text:list-item>
              <text:p text:style-name="P26"><text:span text:style-name="T10">N</text:span>ome: nome do cliente.</text:p>
              <text:p text:style-name="P8"/>
            </text:list-item>
          </text:list>
        </text:list-item>
        <text:list-item>
          <text:p text:style-name="P10">Referências cruzadas:</text:p>
          <text:list>
            <text:list-item>
              <text:p text:style-name="P27"><text:span text:style-name="T15">Caso de uso: “</text:span><text:span text:style-name="T14">Check-in”.</text:span>.</text:p>
              <text:p text:style-name="P16"/>
            </text:list-item>
          </text:list>
        </text:list-item>
        <text:list-item>
          <text:p text:style-name="P10">Pré-condições:</text:p>
          <text:list>
            <text:list-item>
              <text:p text:style-name="P28"><text:span text:style-name="T14">Há um cliente com esse nome</text:span>.</text:p>
              <text:p text:style-name="P28"/>
            </text:list-item>
          </text:list>
        </text:list-item>
        <text:list-item>
          <text:p text:style-name="P10">Pós-condições:</text:p>
          <text:list>
            <text:list-item>
              <text:p text:style-name="P29">Um cadastro de cliente com o nome especificado é encontrado <text:span text:style-name="T14">ou n</text:span>ão é identificado um cadastro com tal <text:span text:style-name="T6">informação</text:span>.</text:p>
            </text:list-item>
          </text:list>
        </text:list-item>
      </text:list>
      <text:p text:style-name="P3"/>
      <text:p text:style-name="P3"/>
      <text:p text:style-name="P4"><text:span text:style-name="T5">Operação:</text:span> <text:span text:style-name="T2">verificarDisponibilidade(</text:span><text:span text:style-name="T10">Q</text:span><text:span text:style-name="T2">uarto)</text:span></text:p>
      <text:p text:style-name="P4"/>
      <text:list xml:id="list184317983280648" text:continue-numbering="true" text:style-name="L1">
        <text:list-item>
          <text:p text:style-name="P11">Parâmetros: </text:p>
          <text:list>
            <text:list-item>
              <text:p text:style-name="P30"><text:span text:style-name="T10">Q</text:span>uarto: número do quarto.</text:p>
              <text:p text:style-name="P30"/>
            </text:list-item>
          </text:list>
        </text:list-item>
        <text:list-item>
          <text:p text:style-name="P11">Referências cruzadas:</text:p>
          <text:list>
            <text:list-item>
              <text:p text:style-name="P60"><text:span text:style-name="T15">Caso de uso: “</text:span>Check-in”.</text:p>
              <text:p text:style-name="P11"/>
            </text:list-item>
          </text:list>
        </text:list-item>
        <text:list-item>
          <text:p text:style-name="P11">Pré-condições:</text:p>
          <text:list>
            <text:list-item>
              <text:p text:style-name="P30"><text:span text:style-name="T14">Há um quarto</text:span>.</text:p>
              <text:p text:style-name="P30"/>
            </text:list-item>
          </text:list>
        </text:list-item>
        <text:list-item>
          <text:p text:style-name="P11">Pós-condições:</text:p>
          <text:list>
            <text:list-item>
              <text:p text:style-name="P31">O status do quarto terá sido informado.</text:p>
            </text:list-item>
          </text:list>
        </text:list-item>
      </text:list>
      <text:p text:style-name="P4"/>
      <text:p text:style-name="P4"/>
      <text:p text:style-name="P4"><text:span text:style-name="T5">Operação:</text:span> <text:span text:style-name="T2">cadastrarReserva(</text:span><text:span text:style-name="T10">I</text:span><text:span text:style-name="T2">d_cliente, </text:span><text:span text:style-name="T10">P</text:span><text:span text:style-name="T2">eríodo, </text:span><text:span text:style-name="T10">V</text:span><text:span text:style-name="T2">alor)</text:span></text:p>
      <text:p text:style-name="P4"/>
      <text:list xml:id="list184318558978240" text:continue-numbering="true" text:style-name="L1">
        <text:list-item>
          <text:p text:style-name="P11">Parâmetros:</text:p>
          <text:list>
            <text:list-item>
              <text:p text:style-name="P32"><text:span text:style-name="T10">I</text:span>d_cliente: número de identificação do cliente;</text:p>
            </text:list-item>
            <text:list-item>
              <text:p text:style-name="P32"><text:span text:style-name="T10">P</text:span>eríodo: data de início e fim da reserva;</text:p>
            </text:list-item>
            <text:list-item>
              <text:p text:style-name="P32"><text:span text:style-name="T10">V</text:span>alor: total em reais do valor da reserva. </text:p>
              <text:p text:style-name="P32"/>
            </text:list-item>
          </text:list>
        </text:list-item>
        <text:list-item>
          <text:p text:style-name="P11">Referências cruzadas:</text:p>
          <text:list>
            <text:list-item>
              <text:p text:style-name="P60"><text:span text:style-name="T15">Caso de uso: “</text:span>Check-in”.</text:p>
              <text:p text:style-name="P11"/>
            </text:list-item>
          </text:list>
        </text:list-item>
        <text:list-item>
          <text:p text:style-name="P11">Pré-condições:</text:p>
          <text:list>
            <text:list-item>
              <text:p text:style-name="P33">O cliente em questão deve estar cadastrado;</text:p>
            </text:list-item>
            <text:list-item>
              <text:p text:style-name="P60">Há um quarto marcado como disponível</text:p>
            </text:list-item>
          </text:list>
        </text:list-item>
      </text:list>
      <text:p text:style-name="P7"/>
      <text:p text:style-name="P7"/>
      <text:list xml:id="list184318710315295" text:continue-numbering="true" text:style-name="L1">
        <text:list-item>
          <text:p text:style-name="P11">Pós-condições:</text:p>
          <text:list>
            <text:list-item>
              <text:p text:style-name="P34"><text:soft-page-break/>Terá sido acrescentado uma reserva no sistema;</text:p>
            </text:list-item>
            <text:list-item>
              <text:p text:style-name="P34">Um ou mais quartos estarão com <text:span text:style-name="T8">status “ocupado”.</text:span></text:p>
            </text:list-item>
          </text:list>
        </text:list-item>
      </text:list>
      <text:p text:style-name="P4"/>
      <text:p text:style-name="P4"><text:span text:style-name="T5">Operação:</text:span> <text:span text:style-name="T3">checarEstadia</text:span><text:span text:style-name="T2">(</text:span><text:span text:style-name="T3">CPF</text:span><text:span text:style-name="T2">)</text:span></text:p>
      <text:p text:style-name="P4"/>
      <text:list xml:id="list184318380341622" text:continue-numbering="true" text:style-name="L1">
        <text:list-item>
          <text:p text:style-name="P11">Parâmetros:</text:p>
          <text:list>
            <text:list-item>
              <text:p text:style-name="P35">CPF: número do CPF do cliente.</text:p>
              <text:p text:style-name="P35"/>
            </text:list-item>
          </text:list>
        </text:list-item>
        <text:list-item>
          <text:p text:style-name="P11">Referências cruzadas:</text:p>
          <text:list>
            <text:list-item>
              <text:p text:style-name="P36"><text:span text:style-name="T15">Caso de uso: “</text:span><text:span text:style-name="T14">Check-</text:span><text:span text:style-name="T16">out</text:span><text:span text:style-name="T14">”</text:span>.</text:p>
              <text:p text:style-name="P11"/>
            </text:list-item>
          </text:list>
        </text:list-item>
        <text:list-item>
          <text:p text:style-name="P11">Pré-condições:</text:p>
          <text:list>
            <text:list-item>
              <text:p text:style-name="P38">O CPF informado pertence a um cliente hospedado.</text:p>
              <text:p text:style-name="P17"/>
            </text:list-item>
          </text:list>
        </text:list-item>
        <text:list-item>
          <text:p text:style-name="P11">Pós-condições:</text:p>
          <text:list>
            <text:list-item>
              <text:p text:style-name="P39">Sabe-se os dados da reserva, tal como pendências a serem resolvidas (valor total da hospedagem).</text:p>
            </text:list-item>
          </text:list>
        </text:list-item>
      </text:list>
      <text:p text:style-name="P4"/>
      <text:p text:style-name="P4"/>
      <text:p text:style-name="P5"><text:span text:style-name="T5">Operação</text:span>: <text:span text:style-name="T3">finalizarReserva</text:span><text:span text:style-name="T2">(</text:span><text:span text:style-name="T3">Quarto</text:span><text:span text:style-name="T2">)</text:span></text:p>
      <text:p text:style-name="P5"/>
      <text:list xml:id="list184318035918682" text:continue-numbering="true" text:style-name="L1">
        <text:list-item>
          <text:p text:style-name="P12">Parâmetros:</text:p>
          <text:list>
            <text:list-item>
              <text:p text:style-name="P40">Quarto: número do quarto.</text:p>
              <text:p text:style-name="P40"/>
            </text:list-item>
          </text:list>
        </text:list-item>
        <text:list-item>
          <text:p text:style-name="P12">Referências cruzadas:</text:p>
          <text:list>
            <text:list-item>
              <text:p text:style-name="P37"><text:span text:style-name="T15">Caso de uso: “</text:span><text:span text:style-name="T14">Check-</text:span><text:span text:style-name="T16">out</text:span><text:span text:style-name="T14">”</text:span></text:p>
              <text:p text:style-name="P41"/>
            </text:list-item>
          </text:list>
        </text:list-item>
        <text:list-item>
          <text:p text:style-name="P12">Pré-condições:</text:p>
          <text:list>
            <text:list-item>
              <text:p text:style-name="P40">O número do quarto fornecido deve estar associado a uma reserva <text:span text:style-name="T16">aberta</text:span>.</text:p>
              <text:p text:style-name="P18"/>
            </text:list-item>
          </text:list>
        </text:list-item>
        <text:list-item>
          <text:p text:style-name="P12">Pós-condições:</text:p>
          <text:list>
            <text:list-item>
              <text:p text:style-name="P42">A reserva em questão deve estar classificada como “vencida”;</text:p>
            </text:list-item>
            <text:list-item>
              <text:p text:style-name="P42">O(s) status do(s) quarto(s) relacionado(s) à reserva se encontra(m) “em manutenção” ou “livre”.</text:p>
            </text:list-item>
          </text:list>
        </text:list-item>
      </text:list>
      <text:p text:style-name="P5"/>
      <text:p text:style-name="P5"/>
      <text:p text:style-name="P5"><text:span text:style-name="T5">Operação</text:span>: <text:span text:style-name="T3">editarReserva</text:span><text:span text:style-name="T2">(</text:span><text:span text:style-name="T3">Quarto</text:span><text:span text:style-name="T2">)</text:span></text:p>
      <text:p text:style-name="P5"/>
      <text:list xml:id="list184318817761826" text:continue-numbering="true" text:style-name="L1">
        <text:list-item>
          <text:p text:style-name="P12">Parâmetros:</text:p>
          <text:list>
            <text:list-item>
              <text:p text:style-name="P43">Quarto: número do quarto.</text:p>
              <text:p text:style-name="P19"/>
            </text:list-item>
          </text:list>
        </text:list-item>
        <text:list-item>
          <text:p text:style-name="P12">Referências cruzadas:</text:p>
          <text:list>
            <text:list-item>
              <text:p text:style-name="P45"><text:span text:style-name="T15">Caso de uso: “</text:span><text:span text:style-name="T14">Check-</text:span><text:span text:style-name="T17">out</text:span><text:span text:style-name="T14">”</text:span>.</text:p>
              <text:p text:style-name="P12"/>
            </text:list-item>
          </text:list>
        </text:list-item>
        <text:list-item>
          <text:p text:style-name="P12">Pré-condições:</text:p>
          <text:list>
            <text:list-item>
              <text:p text:style-name="P47">O número do quarto deve estar associado a uma reserva.</text:p>
              <text:p text:style-name="P20"/>
            </text:list-item>
          </text:list>
        </text:list-item>
        <text:list-item>
          <text:p text:style-name="P12">Pós-condições:</text:p>
          <text:list>
            <text:list-item>
              <text:p text:style-name="P48">Os dados da reserva devem estar atualizados.</text:p>
            </text:list-item>
          </text:list>
        </text:list-item>
      </text:list>
      <text:p text:style-name="P5"/>
      <text:p text:style-name="P5"/>
      <text:p text:style-name="P6"><text:span text:style-name="T5">Operação</text:span>: <text:span text:style-name="T4">gerarRelatório</text:span><text:span text:style-name="T2">(</text:span><text:span text:style-name="T9">D</text:span><text:span text:style-name="T4">ata, </text:span><text:span text:style-name="T9">P</text:span><text:span text:style-name="T4">eríodo</text:span><text:span text:style-name="T2">)</text:span></text:p>
      <text:p text:style-name="P6"><text:soft-page-break/></text:p>
      <text:list xml:id="list184318426296241" text:continue-numbering="true" text:style-name="L1">
        <text:list-item>
          <text:p text:style-name="P13">Parâmetros:</text:p>
          <text:list>
            <text:list-item>
              <text:p text:style-name="P49"><text:span text:style-name="T9">D</text:span>ata: data de início;</text:p>
            </text:list-item>
            <text:list-item>
              <text:p text:style-name="P49"><text:span text:style-name="T9">P</text:span>eríodo: número de dias após “<text:span text:style-name="T11">D</text:span>ata”.</text:p>
              <text:p text:style-name="P21"/>
            </text:list-item>
          </text:list>
        </text:list-item>
        <text:list-item>
          <text:p text:style-name="P13">Referências cruzadas:</text:p>
          <text:list>
            <text:list-item>
              <text:p text:style-name="P51"><text:span text:style-name="T15">Caso de uso: “</text:span><text:span text:style-name="T17">Gerar relatório</text:span><text:span text:style-name="T14">”</text:span>.</text:p>
              <text:p text:style-name="P13"/>
            </text:list-item>
          </text:list>
        </text:list-item>
        <text:list-item>
          <text:p text:style-name="P13">Pré-condições:</text:p>
          <text:list>
            <text:list-item>
              <text:p text:style-name="P52">Os dados inseridos devem ser válidos.</text:p>
              <text:p text:style-name="P22"/>
            </text:list-item>
          </text:list>
        </text:list-item>
        <text:list-item>
          <text:p text:style-name="P13">Pós-condições:</text:p>
          <text:list>
            <text:list-item>
              <text:p text:style-name="P53">Terá sido gerado um relatório relacionado aos ganhos e ocupação do hotel.</text:p>
            </text:list-item>
          </text:list>
        </text:list-item>
      </text:list>
      <text:p text:style-name="P6"/>
      <text:p text:style-name="P6"/>
      <text:p text:style-name="P6"><text:span text:style-name="T5">Operação</text:span>: <text:span text:style-name="T4">confirmarRelatório</text:span><text:span text:style-name="T2">()</text:span></text:p>
      <text:p text:style-name="P6"/>
      <text:list xml:id="list184319829010941" text:continue-numbering="true" text:style-name="L1">
        <text:list-item>
          <text:p text:style-name="P13">Parâmetros:</text:p>
          <text:list>
            <text:list-item>
              <text:p text:style-name="P50">Nenhum.</text:p>
              <text:p text:style-name="P23"/>
            </text:list-item>
          </text:list>
        </text:list-item>
        <text:list-item>
          <text:p text:style-name="P13">Referências cruzadas:</text:p>
          <text:list>
            <text:list-item>
              <text:p text:style-name="P44"><text:span text:style-name="T15">Caso de uso: “</text:span><text:span text:style-name="T17">Gerar relatório</text:span><text:span text:style-name="T14">”</text:span>.</text:p>
              <text:p text:style-name="P14"/>
            </text:list-item>
          </text:list>
        </text:list-item>
        <text:list-item>
          <text:p text:style-name="P13">Pré-condições:</text:p>
          <text:list>
            <text:list-item>
              <text:p text:style-name="P54">Deve estar em andamento o processo “gerarRelatório()”.</text:p>
              <text:p text:style-name="P24"/>
            </text:list-item>
          </text:list>
        </text:list-item>
        <text:list-item>
          <text:p text:style-name="P13">Pós-condições:</text:p>
          <text:list>
            <text:list-item>
              <text:p text:style-name="P54">Terá sido enviado uma solicitação de impressão do relatório ao computador.</text:p>
            </text:list-item>
          </text:list>
        </text:list-item>
      </text:list>
      <text:p text:style-name="P6"/>
      <text:p text:style-name="P6"/>
      <text:p text:style-name="P6"><text:span text:style-name="T5">Operação</text:span>: <text:span text:style-name="T4">encerrarRelatório</text:span><text:span text:style-name="T2">()</text:span></text:p>
      <text:p text:style-name="P6"/>
      <text:list xml:id="list184319381149314" text:continue-numbering="true" text:style-name="L1">
        <text:list-item>
          <text:p text:style-name="P13">Parâmetros:</text:p>
          <text:list>
            <text:list-item>
              <text:p text:style-name="P50">Nenhum.</text:p>
              <text:p text:style-name="P23"/>
            </text:list-item>
          </text:list>
        </text:list-item>
        <text:list-item>
          <text:p text:style-name="P13">Referências cruzadas:</text:p>
          <text:list>
            <text:list-item>
              <text:p text:style-name="P46"><text:span text:style-name="T15">Caso de uso: “</text:span><text:span text:style-name="T17">Gerar relatório</text:span><text:span text:style-name="T14">”</text:span>.</text:p>
              <text:p text:style-name="P13"/>
            </text:list-item>
          </text:list>
        </text:list-item>
        <text:list-item>
          <text:p text:style-name="P13">Pré-condições:</text:p>
          <text:list>
            <text:list-item>
              <text:p text:style-name="P55">Deve estar em andamento o processo “gerarRelatório()”.</text:p>
              <text:p text:style-name="P55"/>
            </text:list-item>
          </text:list>
        </text:list-item>
        <text:list-item>
          <text:p text:style-name="P13">Pós-condições:</text:p>
          <text:list>
            <text:list-item>
              <text:p text:style-name="P57">O processo “gerarRelatório()” se encontrará inativo.</text:p>
            </text:list-item>
          </text:list>
        </text:list-item>
      </text:list>
      <text:p text:style-name="P6"/>
      <text:p text:style-name="P6"/>
      <text:p text:style-name="P6"><text:span text:style-name="T5">Operação</text:span>: <text:span text:style-name="T4">cancelarRelatório</text:span><text:span text:style-name="T2">()</text:span></text:p>
      <text:p text:style-name="P6"/>
      <text:list xml:id="list184318024542721" text:continue-numbering="true" text:style-name="L1">
        <text:list-item>
          <text:p text:style-name="P13">Parâmetros:</text:p>
          <text:list>
            <text:list-item>
              <text:p text:style-name="P59">Nenhum.</text:p>
              <text:p text:style-name="P25"/>
            </text:list-item>
          </text:list>
        </text:list-item>
        <text:list-item>
          <text:p text:style-name="P13">Referências cruzadas:</text:p>
          <text:list>
            <text:list-item>
              <text:p text:style-name="P46"><text:span text:style-name="T15">Caso de uso: “</text:span><text:span text:style-name="T17">Gerar relatório</text:span><text:span text:style-name="T14">”</text:span>.</text:p>
              <text:p text:style-name="P15"><text:soft-page-break/></text:p>
            </text:list-item>
          </text:list>
        </text:list-item>
        <text:list-item>
          <text:p text:style-name="P13">Pré-condições:</text:p>
          <text:list>
            <text:list-item>
              <text:p text:style-name="P56">Deve estar em andamento o processo “gerarRelatório()”.</text:p>
              <text:p text:style-name="P56"/>
            </text:list-item>
          </text:list>
        </text:list-item>
        <text:list-item>
          <text:p text:style-name="P13">Pós-condições:</text:p>
          <text:list>
            <text:list-item>
              <text:p text:style-name="P58">O processo “gerarRelatório()” se encontrará inativo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4:43:10.263637632</meta:creation-date>
    <dc:date>2022-06-21T18:43:16.804633938</dc:date>
    <meta:editing-duration>PT1H59M27S</meta:editing-duration>
    <meta:editing-cycles>70</meta:editing-cycles>
    <meta:generator>LibreOffice/7.0.4.2$Linux_X86_64 LibreOffice_project/00$Build-2</meta:generator>
    <meta:document-statistic meta:table-count="0" meta:image-count="0" meta:object-count="0" meta:page-count="4" meta:paragraph-count="127" meta:word-count="500" meta:character-count="3052" meta:non-whitespace-character-count="2763"/>
  </office:meta>
</office:document-meta>
</file>